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42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778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2.434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223cm"/>
    </style:style>
    <style:style style:name="co11" style:family="table-column">
      <style:table-column-properties fo:break-before="auto" style:column-width="2.355cm"/>
    </style:style>
    <style:style style:name="co12" style:family="table-column">
      <style:table-column-properties fo:break-before="auto" style:column-width="0.37cm"/>
    </style:style>
    <style:style style:name="co13" style:family="table-column">
      <style:table-column-properties fo:break-before="auto" style:column-width="2.117cm"/>
    </style:style>
    <style:style style:name="co14" style:family="table-column">
      <style:table-column-properties fo:break-before="auto" style:column-width="2.461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17cm"/>
    </style:style>
    <style:style style:name="co18" style:family="table-column">
      <style:table-column-properties fo:break-before="auto" style:column-width="1.482cm"/>
    </style:style>
    <style:style style:name="co19" style:family="table-column">
      <style:table-column-properties fo:break-before="auto" style:column-width="3.129cm"/>
    </style:style>
    <style:style style:name="co20" style:family="table-column">
      <style:table-column-properties fo:break-before="auto" style:column-width="1.6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3.002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22cm"/>
    </style:style>
    <style:style style:name="co25" style:family="table-column">
      <style:table-column-properties fo:break-before="auto" style:column-width="1.746cm"/>
    </style:style>
    <style:style style:name="co26" style:family="table-column">
      <style:table-column-properties fo:break-before="auto" style:column-width="3.332cm"/>
    </style:style>
    <style:style style:name="co27" style:family="table-column">
      <style:table-column-properties fo:break-before="auto" style:column-width="2.672cm"/>
    </style:style>
    <style:style style:name="co28" style:family="table-column">
      <style:table-column-properties fo:break-before="auto" style:column-width="2.487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064cm"/>
    </style:style>
    <style:style style:name="co31" style:family="table-column">
      <style:table-column-properties fo:break-before="auto" style:column-width="2.09cm"/>
    </style:style>
    <style:style style:name="co32" style:family="table-column">
      <style:table-column-properties fo:break-before="auto" style:column-width="3.154cm"/>
    </style:style>
    <style:style style:name="co33" style:family="table-column">
      <style:table-column-properties fo:break-before="auto" style:column-width="0.631cm"/>
    </style:style>
    <style:style style:name="co34" style:family="table-column">
      <style:table-column-properties fo:break-before="auto" style:column-width="1.244cm"/>
    </style:style>
    <style:style style:name="co35" style:family="table-column">
      <style:table-column-properties fo:break-before="auto" style:column-width="1.005cm"/>
    </style:style>
    <style:style style:name="co36" style:family="table-column">
      <style:table-column-properties fo:break-before="auto" style:column-width="3.651cm"/>
    </style:style>
    <style:style style:name="co37" style:family="table-column">
      <style:table-column-properties fo:break-before="auto" style:column-width="1.64cm"/>
    </style:style>
    <style:style style:name="co38" style:family="table-column">
      <style:table-column-properties fo:break-before="auto" style:column-width="2.566cm"/>
    </style:style>
    <style:style style:name="co39" style:family="table-column">
      <style:table-column-properties fo:break-before="auto" style:column-width="2.408cm"/>
    </style:style>
    <style:style style:name="co40" style:family="table-column">
      <style:table-column-properties fo:break-before="auto" style:column-width="3.256cm"/>
    </style:style>
    <style:style style:name="co41" style:family="table-column">
      <style:table-column-properties fo:break-before="auto" style:column-width="3.052cm"/>
    </style:style>
    <style:style style:name="co42" style:family="table-column">
      <style:table-column-properties fo:break-before="auto" style:column-width="4.84cm"/>
    </style:style>
    <style:style style:name="co43" style:family="table-column">
      <style:table-column-properties fo:break-before="auto" style:column-width="5.606cm"/>
    </style:style>
    <style:style style:name="co44" style:family="table-column">
      <style:table-column-properties fo:break-before="auto" style:column-width="8.943cm"/>
    </style:style>
    <style:style style:name="co45" style:family="table-column">
      <style:table-column-properties fo:break-before="auto" style:column-width="1.681cm"/>
    </style:style>
    <style:style style:name="co46" style:family="table-column">
      <style:table-column-properties fo:break-before="auto" style:column-width="6.318cm"/>
    </style:style>
    <style:style style:name="co47" style:family="table-column">
      <style:table-column-properties fo:break-before="auto" style:column-width="2.164cm"/>
    </style:style>
    <style:style style:name="co48" style:family="table-column">
      <style:table-column-properties fo:break-before="auto" style:column-width="2.342cm"/>
    </style:style>
    <style:style style:name="co49" style:family="table-column">
      <style:table-column-properties fo:break-before="auto" style:column-width="6.472cm"/>
    </style:style>
    <style:style style:name="co50" style:family="table-column">
      <style:table-column-properties fo:break-before="auto" style:column-width="4.611cm"/>
    </style:style>
    <style:style style:name="co51" style:family="table-column">
      <style:table-column-properties fo:break-before="auto" style:column-width="2.852cm"/>
    </style:style>
    <style:style style:name="co52" style:family="table-column">
      <style:table-column-properties fo:break-before="auto" style:column-width="4.203cm"/>
    </style:style>
    <style:style style:name="co53" style:family="table-column">
      <style:table-column-properties fo:break-before="auto" style:column-width="4.152cm"/>
    </style:style>
    <style:style style:name="co54" style:family="table-column">
      <style:table-column-properties fo:break-before="auto" style:column-width="3.082cm"/>
    </style:style>
    <style:style style:name="co55" style:family="table-column">
      <style:table-column-properties fo:break-before="auto" style:column-width="3.872cm"/>
    </style:style>
    <style:style style:name="co56" style:family="table-column">
      <style:table-column-properties fo:break-before="auto" style:column-width="4.96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  <style:style style:name="ce6" style:family="table-cell" style:parent-style-name="Default" style:data-style-name="N0"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ian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48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Pian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Upright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ild 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pright P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Mild Pian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ropean P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uropean P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1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iano + Str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ano + Str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Piano + St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iano+Choir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Piano+Choi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Piano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ano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ock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op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ano 2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2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Piano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Danc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nc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Piano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G+Rhode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G+Rhode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G+Rhode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G+Rhode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iano 3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ano 3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ano 3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" calcext:value-type="float">
            <text:p>004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-tonk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ld Up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kyTonk w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" calcext:value-type="float">
            <text:p>005</text:p>
          </table:table-cell>
          <table:table-cell office:value-type="string" calcext:value-type="string">
            <text:p>E.Piano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.Piano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Soft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Soft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ho.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lent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entRhod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M+SA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M+SA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1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Dist E.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 E.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Wur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ur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0'sE.Pi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s E.Piano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Hard 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Mellow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w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" calcext:value-type="float">
            <text:p>006</text:p>
          </table:table-cell>
          <table:table-cell office:value-type="string" calcext:value-type="string">
            <text:p>E.Piano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.Piano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.Piano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etuned EP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d EP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EP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etuned EP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EP Le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t.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.Piano 2v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FM 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d FM 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EP Ph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" calcext:value-type="float">
            <text:p>007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chord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sichord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sichord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sichor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upled Hp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oupled Hp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upled Hp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oupled Hp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si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psi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th Harps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arps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" calcext:value-type="float">
            <text:p>008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v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av.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Atk Clav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tk Clav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mp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mp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Clav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Clav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ha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v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nalog Clav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alog Clav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JP8 Clav.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JP8 Clav.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Clav.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ynRingClav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ynDist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JP8000 Clav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Pulse Cla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1" table:base-cell-address="$Piano.$A$1" table:cell-range-address="Piano.$A$1:Piano.$P$1155"/>
        </table:named-expressions>
      </table:table>
      <table:table table:name="Organ" table:style-name="ta2">
        <table:table-column table:style-name="co13" table:number-columns-repeated="2" table:default-cell-style-name="ce1"/>
        <table:table-column table:style-name="co14" table:default-cell-style-name="ce1"/>
        <table:table-column table:style-name="co7" table:default-cell-style-name="ce1"/>
        <table:table-column table:style-name="co14" table:default-cell-style-name="ce1"/>
        <table:table-column table:style-name="co7" table:default-cell-style-name="ce1"/>
        <table:table-column table:style-name="co13" table:default-cell-style-name="ce1"/>
        <table:table-column table:style-name="co8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3" table:number-columns-repeated="53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Org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rgan 1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ul Organ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ul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Ful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ul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Ful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ul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rem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rgan 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. 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Ful Organ 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Ful Organ 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Ful Organ 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60's Organ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's Organ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60's Organ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60's Organ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60's Organ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0'sOrgan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Farf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arf Org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eese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eese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D-50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UNO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Hybri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VS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S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Digi Churc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Chur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JX-8P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FM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70's E.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0's E.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Even B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ven B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Organ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2"/>
          <table:table-cell office:value-type="string" calcext:value-type="string">
            <text:p>5th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8" calcext:value-type="float">
            <text:p>018</text:p>
          </table:table-cell>
          <table:table-cell office:value-type="string" calcext:value-type="string">
            <text:p>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an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azz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.Organ 16+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.Organ 16+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azz 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azz 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azz Organ 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Jazz Organ 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Or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Or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tunedOr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tuned Or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ctave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erc.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erc.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gan 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Perc.Organ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Perc.Organ 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Perc.Organ 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9" calcext:value-type="float">
            <text:p>019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Organ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otary Org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 Org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otary Org.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ock Organ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Rock Org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Orga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tary Org.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otary 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Org.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0" calcext:value-type="float">
            <text:p>020</text:p>
          </table:table-cell>
          <table:table-cell office:value-type="string" calcext:value-type="string">
            <text:p>Church Org.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urch 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urch Org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Org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urch Org.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urch 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Org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urch Org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rga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rg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Trem.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.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Theater Org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heater Org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1" calcext:value-type="float">
            <text:p>021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ed Orga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ed Orga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nd Org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nd Or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uff 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2" calcext:value-type="float">
            <text:p>022</text:p>
          </table:table-cell>
          <table:table-cell office:value-type="string" calcext:value-type="string">
            <text:p>Accordion F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F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cordion F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cordion I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cordion I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ordio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cordion I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ist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Cho.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.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Hard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d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Soft Acco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Accor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3" calcext:value-type="float">
            <text:p>023</text:p>
          </table:table-cell>
          <table:table-cell office:value-type="string" calcext:value-type="string">
            <text:p>Harmo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onic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monic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armonica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rmonic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.Harp Bas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.Harp Sup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4" calcext:value-type="float">
            <text:p>024</text:p>
          </table:table-cell>
          <table:table-cell office:value-type="string" calcext:value-type="string">
            <text:p>Bandone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ndon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doneo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andoneo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ndoneon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ndoneon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" table:style-name="ta2">
        <table:table-column table:style-name="co13" table:number-columns-repeated="2" table:default-cell-style-name="ce1"/>
        <table:table-column table:style-name="co16" table:default-cell-style-name="ce1"/>
        <table:table-column table:style-name="co7" table:default-cell-style-name="ce1"/>
        <table:table-column table:style-name="co16" table:default-cell-style-name="ce1"/>
        <table:table-column table:style-name="co7" table:default-cell-style-name="ce1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7" table:default-cell-style-name="ce1"/>
        <table:table-column table:style-name="co13" table:number-columns-repeated="54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B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oustic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usticB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oustic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ockabill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abill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ild A.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ld A.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tk A.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ss + OH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+ OH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Fingered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ngered Bs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gered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gered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ingered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ingered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ngered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Jazz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Jazz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azz 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ock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Heart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ttackFin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Finger Sla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Jazz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Jazz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5" calcext:value-type="float">
            <text:p>035</text:p>
          </table:table-cell>
          <table:table-cell office:value-type="string" calcext:value-type="string">
            <text:p>Picke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ed Bas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icked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icked Bas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Picked Bas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icked Bass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ouble Pi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Pick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Pick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Pick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.Bass/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.Bass/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6" calcext:value-type="float">
            <text:p>036</text:p>
          </table:table-cell>
          <table:table-cell office:value-type="string" calcext:value-type="string">
            <text:p>Fretless Bs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tless 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tless B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etless B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tless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retless Bs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retless Bs4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etless 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tlessBs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 Fretl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Fret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r.Smoo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r.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Wood+FlessB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od+FlessB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7" calcext:value-type="float">
            <text:p>037</text:p>
          </table:table-cell>
          <table:table-cell office:value-type="string" calcext:value-type="string">
            <text:p>Slap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p 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lap Po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so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nison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nison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8" calcext:value-type="float">
            <text:p>038</text:p>
          </table:table-cell>
          <table:table-cell office:value-type="string" calcext:value-type="string">
            <text:p>Slap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ap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p Bass 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lap Bass 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M Sla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M Sla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9" calcext:value-type="float">
            <text:p>039</text:p>
          </table:table-cell>
          <table:table-cell office:value-type="string" calcext:value-type="string">
            <text:p>Synth 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10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thBass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10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ass10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CS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S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P-4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4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P-8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-8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P5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P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cid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id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.Bass 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TB303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B303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Tekno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ekno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B303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Bass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Kicked TB30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icked TB30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TB303 Saw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Saw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Rubber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ubber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Reso 303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303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so SH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H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SH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B303 Sqr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303 Sqr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B303 Dist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B303 Dist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Clavi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Ha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Jungle 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Squa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Square Bas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Arpeggio B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rpeggio 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Hit&amp;Saw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Ring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AtkSine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OB sin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Auxiliary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303SqDist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303SqDistB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303SqDistB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303Sqr.Re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TeeB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0" calcext:value-type="float">
            <text:p>040</text:p>
          </table:table-cell>
          <table:table-cell office:value-type="string" calcext:value-type="string">
            <text:p>Synth 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th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ynthBass20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.Bass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odula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dula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odular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eq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eq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G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g Oct B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G Oct B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Oct Bass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MG Blip B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Blip B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eef FM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ef FM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ef FM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ass 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ly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ly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X Wir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X Wir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WireStr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reStr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lip Bass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lip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RubberB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Syn Bell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Od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ubberB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ubberB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ubber B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Rubber Ba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H101 Bass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SH101 Bass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101Bass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Smoo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mooth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SH101 Bass 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101 Bass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Spike B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pike 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House Bass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use Bass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K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Sync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c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MG 5th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5th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ND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ND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WowMG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owMG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Bubble B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ubble B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Attack Pu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ync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Pulse Mix B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MG Dis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eq B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3r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MG Oct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low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Mild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DistEnv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2"/>
          <table:table-cell office:value-type="string" calcext:value-type="string">
            <text:p>MG Light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Dist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se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Cyber 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tar" table:style-name="ta2"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7" table:default-cell-style-name="ce1"/>
        <table:table-column table:style-name="co13" table:number-columns-repeated="53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Guit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table:style-name="ce6"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Nylon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kule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kule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ylon Gt.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ylon Gt.o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Velo Harmni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Velo 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Harmn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Nylon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ylon Gt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lon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Lequint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equint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Steel-str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-str.G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eelstr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l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12-str.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-str.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ylon+Ste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ylon+Ste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Atk Steel G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ando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ndo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oli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Mandoli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MandolinTre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ndolinTre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teel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eel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teel + Bod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Jazz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zz Gt.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Jazz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ellow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edal Stee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edal St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an 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lean Hal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lean Ha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pen Hard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pen Hard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Open Ha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pen Har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C Clean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C Clean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k Clean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orus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orus Gt.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JC Chorus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C Chorus 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C Front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Front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C Rear P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C Rear Pi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TC Clean ff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TC Clean 2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Clean 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LP Rear P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LP Re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LP RearA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Mid Tone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Chung Ru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Chung Ru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Muted G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d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ted Dis.G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Dis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C Muted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C Muted Gt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unk P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P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Funk Gt.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k Gt.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azz M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Overdrive 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driveG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verdriv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verdrive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verdriv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ore Dr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ore Dr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Guitar P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P OverDrv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P OverDrv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P OverDrv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P Half Dr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P Half Drv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P Chor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DistortionG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G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ortion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.Gt.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Dist. Gt2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 Gt2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ist.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azed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azed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azed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istortion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ortio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Dist.Fast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Fas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Attack D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eedback G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edback Gt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eedback Gt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edback 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edbackGt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ower Gu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werGu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ower Gt.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Gt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5th Dist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Dist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ock Rhyth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 Rhy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ock Rhythm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ckRhythm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Dist Rtm G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32" calcext:value-type="float">
            <text:p>032</text:p>
          </table:table-cell>
          <table:table-cell office:value-type="string" calcext:value-type="string">
            <text:p>Gt.Harmonic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Harmon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Harmonix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Harmoni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Gt. Feedba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t. Feedb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t.Feedba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Gt.Feedback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t.Feedback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t. Feedbac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c.Gt.Harmn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c.Gt.Harmn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c.Gt.Har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.Bass Har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.Bass Harm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romatic_percuission" table:style-name="ta2">
        <table:table-column table:style-name="co2" table:default-cell-style-name="ce1"/>
        <table:table-column table:style-name="co25" table:default-cell-style-name="ce1"/>
        <table:table-column table:style-name="co26" table:default-cell-style-name="ce1"/>
        <table:table-column table:style-name="co7" table:default-cell-style-name="ce1"/>
        <table:table-column table:style-name="co22" table:default-cell-style-name="ce1"/>
        <table:table-column table:style-name="co7" table:default-cell-style-name="ce1"/>
        <table:table-column table:style-name="co5" table:default-cell-style-name="ce1"/>
        <table:table-column table:style-name="co13" table:default-cell-style-name="ce1"/>
        <table:table-column table:style-name="co7" table:default-cell-style-name="ce1"/>
        <table:table-column table:style-name="co13" table:default-cell-style-name="ce1"/>
        <table:table-column table:style-name="co7" table:default-cell-style-name="ce1"/>
        <table:table-column table:style-name="co13" table:number-columns-repeated="53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Chromatic percuis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 text:c="2"/>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Celesta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elest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Celesta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Celest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Glockenspiel 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Glocke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sp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ckensp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Music Box1</text:p>
          </table:table-cell>
          <table:table-cell/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sic Bo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usic Box 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t.Music Box 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<text:s/>Vibraphone <text:s/>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bra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Pop Vibe.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p Vibe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d Vi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Vibraphone w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 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b.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Vib.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Vibraphones 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Vibraph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Marimba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arimba w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imba w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arafon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Barafon 2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rafon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Log drum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g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Xylophone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yloph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Xylophone 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5" calcext:value-type="float">
            <text:p>015</text:p>
          </table:table-cell>
          <table:table-cell office:value-type="string" calcext:value-type="string">
            <text:p>Tubular-bell 1</text:p>
          </table:table-cell>
          <table:table-cell/>
          <table:table-cell office:value-type="string" calcext:value-type="string">
            <text:p>Tubular-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ular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ubular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hurch Bell 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urch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hurch Bell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arillon1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arillo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Carillo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Church Bell2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ubularbellw 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6" calcext:value-type="float">
            <text:p>016</text:p>
          </table:table-cell>
          <table:table-cell office:value-type="string" calcext:value-type="string">
            <text:p>Santur1</text:p>
          </table:table-cell>
          <table:table-cell/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ntur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antu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antu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antur 3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imbalom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imbal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Zither 11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Zither 2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Zither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Dulcimer2 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Dulcim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ss" table:style-name="ta2">
        <table:table-column table:style-name="co13" table:number-columns-repeated="2" table:default-cell-style-name="ce1"/>
        <table:table-column table:style-name="co27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7" table:default-cell-style-name="ce1"/>
        <table:table-column table:style-name="co29" table:default-cell-style-name="ce1"/>
        <table:table-column table:style-name="co30" table:default-cell-style-name="ce1"/>
        <table:table-column table:style-name="co14" table:default-cell-style-name="ce1"/>
        <table:table-column table:style-name="co31" table:default-cell-style-name="ce1"/>
        <table:table-column table:style-name="co13" table:number-columns-repeated="53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Bra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umpet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umpet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rumpet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Dark 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Trumpet &amp; N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lugel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gel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4th Trumpet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Trumpe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Bright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ight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Warm Tp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T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Warm Tp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Twin T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yn. 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. Trump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romb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mbone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ombone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Trombone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win bon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win bone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ones &amp; Tu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ight T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s. Tromb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. 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Eupho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ba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ub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uba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uba + Hor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MutedTrump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Trump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uted T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teTrump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up Mute T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MuteTrumpe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uteTrumpet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uted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Hor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French Horn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rench 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ench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nch Hor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Fr.Hor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r.Horn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r.Horn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orn + Orch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n + Orch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Wide FreH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ide FreH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F.Hrn Slow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rn Slow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.HornS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Dual Horn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ual Hor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ynth Hor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Hor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orn O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.Horn Ri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.Horn Ri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Brass 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rass ff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Bones Sect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ones Sect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. Brass 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Quad Bras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Quad 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rass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rass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rass sfz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sf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Brass sfz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FatPop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Brass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ass F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umpet Fa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umpet Fa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ave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ave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rass + Ree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ass + R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Fat +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Orch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Orch 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St.FatPop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St.Orch 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office:value-type="string" calcext:value-type="string">
            <text:p>St.Orch Br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2"/>
          <table:table-cell office:value-type="string" calcext:value-type="string">
            <text:p>St.Orch Brs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Synth Brass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thBrass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yn.Brass 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JUN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y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ck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ck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H-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MKS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KS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ump B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r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3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P5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ck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Orch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Oct Syn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yn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ctave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ybrid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ybrid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OctSynBrass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BPF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4" calcext:value-type="float">
            <text:p>064</text:p>
          </table:table-cell>
          <table:table-cell office:value-type="string" calcext:value-type="string">
            <text:p>Synth Brass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th Brass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yn.Brass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.Brass 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oft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Warm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ynth Brass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ync 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at 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DeepSyn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Brass sf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Brass sf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n.Brass 4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.Brass 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OB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B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Reso 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istSqr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P8000SawB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Velo Brass 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Bras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alog Brs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ransbr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ransbr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loBrass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X" table:style-name="ta2">
        <table:table-column table:style-name="co18" table:default-cell-style-name="ce1"/>
        <table:table-column table:style-name="co18" table:default-cell-style-name="ce3"/>
        <table:table-column table:style-name="co32" table:default-cell-style-name="ce1"/>
        <table:table-column table:style-name="co20" table:default-cell-style-name="ce1"/>
        <table:table-column table:style-name="co33" table:default-cell-style-name="ce1"/>
        <table:table-column table:style-name="co19" table:default-cell-style-name="ce1"/>
        <table:table-column table:style-name="co7" table:default-cell-style-name="ce1"/>
        <table:table-column table:style-name="co21" table:default-cell-style-name="ce1"/>
        <table:table-column table:style-name="co23" table:number-columns-repeated="5" table:default-cell-style-name="ce1"/>
        <table:table-column table:style-name="co7" table:default-cell-style-name="ce1"/>
        <table:table-column table:style-name="co12" table:default-cell-style-name="ce1"/>
        <table:table-column table:style-name="co13" table:number-columns-repeated="49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SF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C00 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0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Gt.Fret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Fre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t.FretNoiz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Gt.FretNoiz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Gt.Cut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String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ing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Gt.CutNoise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ois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t.CutNz.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Dist.CutNoiz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o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st.CutNz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ass Slid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ass S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Pick Scra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ick Scra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Gt. FX Menu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t. FX Men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Bartok Pizz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artok Pizz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/>
          <table:table-cell office:value-type="string" calcext:value-type="string">
            <text:p>Guitar S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itar S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/>
          <table:table-cell office:value-type="string" calcext:value-type="string">
            <text:p>Chord Strok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Chord Strok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/>
          <table:table-cell office:value-type="string" calcext:value-type="string">
            <text:p>Biwa Strok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Strok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/>
          <table:table-cell office:value-type="string" calcext:value-type="string">
            <text:p>Biwa Trem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wa Tremo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A.Bs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D.Gt.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/>
          <table:table-cell office:value-type="string" calcext:value-type="string">
            <text:p>E.Gt.Nz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/>
          <table:table-cell office:value-type="string" calcext:value-type="string">
            <text:p>E.Gt.Nz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/>
          <table:table-cell office:value-type="string" calcext:value-type="string">
            <text:p>G.Strok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/>
          <table:table-cell office:value-type="string" calcext:value-type="string">
            <text:p>Gt.Slide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/>
          <table:table-cell office:value-type="string" calcext:value-type="string">
            <text:p>A.Bs.Mut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/>
          <table:table-cell office:value-type="string" calcext:value-type="string">
            <text:p>A.Bs.Touch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/>
          <table:table-cell office:value-type="string" calcext:value-type="string">
            <text:p>A.Bs.Atack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/>
          <table:table-cell office:value-type="string" calcext:value-type="string">
            <text:p>TC 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/>
          <table:table-cell office:value-type="string" calcext:value-type="string">
            <text:p>TC Down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/>
          <table:table-cell office:value-type="string" calcext:value-type="string">
            <text:p>TC UpMt.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/>
          <table:table-cell office:value-type="string" calcext:value-type="string">
            <text:p>TC Down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/>
          <table:table-cell office:value-type="string" calcext:value-type="string">
            <text:p>DstGT.Up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/>
          <table:table-cell office:value-type="string" calcext:value-type="string">
            <text:p>DstGT.Dwn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/>
          <table:table-cell office:value-type="string" calcext:value-type="string">
            <text:p>DstGT.Dwn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/>
          <table:table-cell office:value-type="string" calcext:value-type="string">
            <text:p>DstGT.Mute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/>
          <table:table-cell office:value-type="string" calcext:value-type="string">
            <text:p>Gt.StrokeN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/>
          <table:table-cell office:value-type="string" calcext:value-type="string">
            <text:p>StlGt.Sld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/>
          <table:table-cell office:value-type="string" calcext:value-type="string">
            <text:p>StlGt.Sld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/>
          <table:table-cell office:value-type="string" calcext:value-type="string">
            <text:p>StlGt.Sld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/>
          <table:table-cell office:value-type="string" calcext:value-type="string">
            <text:p>StlGt.Sld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/>
          <table:table-cell office:value-type="string" calcext:value-type="string">
            <text:p>Gt.StrokeNz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/>
          <table:table-cell office:value-type="string" calcext:value-type="string">
            <text:p>Gt.StrokeN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/>
          <table:table-cell office:value-type="string" calcext:value-type="string">
            <text:p>Gt.StrokeN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/>
          <table:table-cell office:value-type="string" calcext:value-type="string">
            <text:p>Gt.StrokeN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reath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reath Noi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reathNoise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BreathNoise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Fl.Key Cli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 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l.KeyCl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Brth Nz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Fl.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Fl.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Fl.Breat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Vox Breath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Vox Breat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Trombone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/>
          <table:table-cell office:value-type="string" calcext:value-type="string">
            <text:p>Trumpet 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eash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Thun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Strea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re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ub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Win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Cri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/>
          <table:table-cell office:value-type="string" calcext:value-type="string">
            <text:p>Pink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Pink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/>
          <table:table-cell office:value-type="string" calcext:value-type="string">
            <text:p>White Nois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White Nois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2">
          <table:table-cell table:style-name="ce2" office:value-type="float" office:value="0" calcext:value-type="float">
            <text:p>00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Do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Horse-Gall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-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rseGall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Bird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rd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Kitt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Kit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Grow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Grow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/>
          <table:table-cell office:value-type="string" calcext:value-type="string">
            <text:p>Fancy Anim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/>
          <table:table-cell office:value-type="string" calcext:value-type="string">
            <text:p>S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5" calcext:value-type="float">
            <text:p>125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Telephon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lepho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DoorCreak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k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Doo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o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Scrat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Wind Chim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ind Chim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cratch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cratch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atch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TapeRe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peRe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Phono Nois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hono No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MC-500 Beep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MC-500 Bee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Scratch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Scratch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Scratch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Scratch 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Scratch 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elicop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Car-Eng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En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Car-Sto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Car-Pas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Car-Cras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r-Cra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Sir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ir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Trai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Jetplan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etpla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Starshi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tars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urst Noi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urst Noi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1"/>
          <table:table-cell office:value-type="string" calcext:value-type="string">
            <text:p>Calculati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lculat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1"/>
          <table:table-cell office:value-type="string" calcext:value-type="string">
            <text:p>Perc. B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erc. 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1"/>
          <table:table-cell office:value-type="string" calcext:value-type="string">
            <text:p>Bur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1"/>
          <table:table-cell office:value-type="string" calcext:value-type="string">
            <text:p>Glass &amp; Gl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1"/>
          <table:table-cell office:value-type="string" calcext:value-type="string">
            <text:p>Ice 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1"/>
          <table:table-cell office:value-type="string" calcext:value-type="string">
            <text:p>Over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Crack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Pour B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So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Open CD Tr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Audio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1"/>
          <table:table-cell office:value-type="string" calcext:value-type="string">
            <text:p>Key Typ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SL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SL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Car Engin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Car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Boee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1"/>
          <table:table-cell office:value-type="string" calcext:value-type="string">
            <text:p>R.Cro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1"/>
          <table:table-cell office:value-type="string" calcext:value-type="string">
            <text:p>Compress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1"/>
          <table:table-cell office:value-type="string" calcext:value-type="string">
            <text:p>Sword Boom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1"/>
          <table:table-cell office:value-type="string" calcext:value-type="string">
            <text:p>Sword Cr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1"/>
          <table:table-cell office:value-type="string" calcext:value-type="string">
            <text:p>Stab!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1"/>
          <table:table-cell office:value-type="string" calcext:value-type="string">
            <text:p>Stab!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1"/>
          <table:table-cell office:value-type="string" calcext:value-type="string">
            <text:p>Laugh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1"/>
          <table:table-cell office:value-type="string" calcext:value-type="string">
            <text:p>Screaming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crea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1"/>
          <table:table-cell office:value-type="string" calcext:value-type="string">
            <text:p>Punc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Pu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1"/>
          <table:table-cell office:value-type="string" calcext:value-type="string">
            <text:p>Heart Beat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eart Beat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Heart Beat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1"/>
          <table:table-cell office:value-type="string" calcext:value-type="string">
            <text:p>Footste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ootste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1"/>
          <table:table-cell office:value-type="string" calcext:value-type="string">
            <text:p>Applaus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1"/>
          <table:table-cell office:value-type="string" calcext:value-type="string">
            <text:p>Small Clu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Clu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1"/>
          <table:table-cell office:value-type="string" calcext:value-type="string">
            <text:p>Applause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pplause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1"/>
          <table:table-cell office:value-type="string" calcext:value-type="string">
            <text:p>BabyLaugh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1"/>
          <table:table-cell office:value-type="string" calcext:value-type="string">
            <text:p>Voice O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1"/>
          <table:table-cell office:value-type="string" calcext:value-type="string">
            <text:p>Voice Tw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w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1"/>
          <table:table-cell office:value-type="string" calcext:value-type="string">
            <text:p>Voice Thre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hre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1"/>
          <table:table-cell office:value-type="string" calcext:value-type="string">
            <text:p>Voice Tah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Ta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1"/>
          <table:table-cell office:value-type="string" calcext:value-type="string">
            <text:p>Voice Whe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Voice Wh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1"/>
          <table:table-cell office:value-type="string" calcext:value-type="string">
            <text:p>Voice Ki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1"/>
          <table:table-cell office:value-type="string" calcext:value-type="string">
            <text:p>Voice Come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1"/>
          <table:table-cell office:value-type="string" calcext:value-type="string">
            <text:p>Voice A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1"/>
          <table:table-cell office:value-type="string" calcext:value-type="string">
            <text:p>Voice Oo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1"/>
          <table:table-cell office:value-type="string" calcext:value-type="string">
            <text:p>Voice H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Gun Sh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/>
          <table:table-cell office:value-type="string" calcext:value-type="string">
            <text:p>Machine 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achine 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/>
          <table:table-cell office:value-type="string" calcext:value-type="string">
            <text:p>Lasergu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aser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/>
          <table:table-cell office:value-type="string" calcext:value-type="string">
            <text:p>Explos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xplo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/>
          <table:table-cell office:value-type="string" calcext:value-type="string">
            <text:p>Erupti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rupti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/>
          <table:table-cell office:value-type="string" calcext:value-type="string">
            <text:p>Big Sho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ig Sh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/>
          <table:table-cell office:value-type="string" calcext:value-type="string">
            <text:p>Explosio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/>
          <table:table-cell table:style-name="ce1"/>
          <table:table-cell table:number-columns-repeated="1022"/>
        </table:table-row>
      </table:table>
      <table:table table:name="Drums" table:style-name="ta2">
        <table:table-column table:style-name="co34" table:default-cell-style-name="ce1"/>
        <table:table-column table:style-name="co4" table:default-cell-style-name="ce1"/>
        <table:table-column table:style-name="co3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13" table:number-columns-repeated="57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Dru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/>
          <table:table-cell office:value-type="string" calcext:value-type="string">
            <text:p>SC-88Pro map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SC-55 map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/>
          <table:table-cell office:value-type="string" calcext:value-type="string">
            <text:p>STANDARD 1</text:p>
          </table:table-cell>
          <table:table-cell office:value-type="string" calcext:value-type="string">
            <text:p>STANDARD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NDARD 2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office:value-type="string" calcext:value-type="string">
            <text:p>STANDARD L/R</text:p>
          </table:table-cell>
          <table:table-cell/>
          <table:table-cell office:value-type="string" calcext:value-type="string">
            <text:p>STANDARD 3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ROOM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ROOM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office:value-type="string" calcext:value-type="string">
            <text:p>HIP HOP</text:p>
          </table:table-cell>
          <table:table-cell/>
          <table:table-cell office:value-type="string" calcext:value-type="string">
            <text:p>HIP HOP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office:value-type="string" calcext:value-type="string">
            <text:p>JUNGLE</text:p>
          </table:table-cell>
          <table:table-cell/>
          <table:table-cell office:value-type="string" calcext:value-type="string">
            <text:p>JUNGLE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office:value-type="string" calcext:value-type="string">
            <text:p>TECHNO</text:p>
          </table:table-cell>
          <table:table-cell/>
          <table:table-cell office:value-type="string" calcext:value-type="string">
            <text:p>TECHNO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office:value-type="string" calcext:value-type="string">
            <text:p>ROOM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POWER</text:p>
          </table:table-cell>
          <table:table-cell/>
          <table:table-cell table:number-columns-repeated="2"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LECTRONIC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ELECTRONIC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office:value-type="string" calcext:value-type="string">
            <text:p>TR-80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808</text:p>
          </table:table-cell>
          <table:table-cell/>
          <table:table-cell office:value-type="string" calcext:value-type="string">
            <text:p>TR-808/909</text:p>
          </table:table-cell>
          <table:table-cell office:value-type="string" calcext:value-type="string">
            <text:p>TR-808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DANC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office:value-type="string" calcext:value-type="string">
            <text:p>CR-78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R-78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office:value-type="string" calcext:value-type="string">
            <text:p>TR-606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606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office:value-type="string" calcext:value-type="string">
            <text:p>TR-707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707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office:value-type="string" calcext:value-type="string">
            <text:p>TR-909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TR-909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JAZZ</text:p>
          </table:table-cell>
          <table:table-cell/>
          <table:table-cell table:number-columns-repeated="2" office:value-type="string" calcext:value-type="string">
            <text:p>JAZZ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office:value-type="string" calcext:value-type="string">
            <text:p>JAZZ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BRUSH</text:p>
          </table:table-cell>
          <table:table-cell/>
          <table:table-cell table:number-columns-repeated="2" office:value-type="string" calcext:value-type="string">
            <text:p>BRUSH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office:value-type="string" calcext:value-type="string">
            <text:p>BRUSH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office:value-type="string" calcext:value-type="string">
            <text:p>BRUSH 2 L/R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ORCHESTRA</text:p>
          </table:table-cell>
          <table:table-cell office:value-type="string" calcext:value-type="string">
            <text:p>[88]</text:p>
          </table:table-cell>
          <table:table-cell table:number-columns-repeated="2" office:value-type="string" calcext:value-type="string">
            <text:p>ORCHESTRA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THNIC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ICK &amp; SNARE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office:value-type="string" calcext:value-type="string">
            <text:p>KICK &amp; SNARE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office:value-type="string" calcext:value-type="string">
            <text:p>ASIA</text:p>
          </table:table-cell>
          <table:table-cell/>
          <table:table-cell office:value-type="string" calcext:value-type="string">
            <text:p>ASIA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office:value-type="string" calcext:value-type="string">
            <text:p>CYMBAL&amp;CLAPS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CYMBAL&amp;CLAPS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office:value-type="string" calcext:value-type="string">
            <text:p>GAMELAN 1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office:value-type="string" calcext:value-type="string">
            <text:p>GAMELAN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office:value-type="string" calcext:value-type="string">
            <text:p>S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SFX</text:p>
          </table:table-cell>
          <table:table-cell/>
          <table:table-cell table:number-columns-repeated="2" office:value-type="string" calcext:value-type="string">
            <text:p>SFX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HYTHM FX</text:p>
          </table:table-cell>
          <table:table-cell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office:value-type="string" calcext:value-type="string">
            <text:p>RHYTHM FX 2</text:p>
          </table:table-cell>
          <table:table-cell office:value-type="string" calcext:value-type="string">
            <text:p>[Pro]</text:p>
          </table:table-cell>
          <table:table-cell office:value-type="string" calcext:value-type="string">
            <text:p>RHYTHM FX 2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office:value-type="string" calcext:value-type="string">
            <text:p>RHYTHM FX 3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office:value-type="string" calcext:value-type="string">
            <text:p>SFX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office:value-type="string" calcext:value-type="string">
            <text:p>CYM&amp;CLAPS 2</text:p>
          </table:table-cell>
          <table:table-cell/>
          <table:table-cell office:value-type="string" calcext:value-type="string">
            <text:p>---</text:p>
          </table:table-cell>
          <table:table-cell/>
          <table:table-cell table:number-columns-repeated="2" office:value-type="string" calcext:value-type="string">
            <text:p>---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--</text:p>
          </table:table-cell>
          <table:table-cell office:value-type="string" calcext:value-type="string">
            <text:p>CM-64/32L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abula_SC_8850_OM__1" table:base-cell-address="$Drums.$A$1" table:cell-range-address="Drums.$A$2:Drums.$G$40"/>
        </table:named-expressions>
      </table:table>
      <table:table table:name="Ethnic,_etc" table:style-name="ta2">
        <table:table-column table:style-name="co36" table:default-cell-style-name="ce1"/>
        <table:table-column table:style-name="co37" table:default-cell-style-name="ce1"/>
        <table:table-column table:style-name="co4" table:default-cell-style-name="ce1"/>
        <table:table-column table:style-name="co7" table:default-cell-style-name="ce1"/>
        <table:table-column table:style-name="co28" table:default-cell-style-name="ce1"/>
        <table:table-column table:style-name="co38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39" table:default-cell-style-name="ce1"/>
        <table:table-column table:style-name="co31" table:default-cell-style-name="ce1"/>
        <table:table-column table:style-name="co7" table:default-cell-style-name="ce1"/>
        <table:table-column table:style-name="co13" table:number-columns-repeated="52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Ethnic, et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 table:number-columns-repeated="2"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tar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itar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itar 2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itar 2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Detune Si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etune 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DetuneSi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itar 3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tar 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Sitar/Dr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Sitar 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mbr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mbo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nj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<text:s/>Muted Banj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Muted Banj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abab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Rab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an Xi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 Xia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Gopicha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Gopich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u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Oud+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ud+String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Pi P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 P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Shamise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misen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mise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sugaru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sugar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yn Shamise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 Shamis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Kot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ot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Kot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Koto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u Zhe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u Zheng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Taisho Kot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Taisho Ko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sho Koto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Kano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Kano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anoon+Choi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noon+Choi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Oct Har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t Har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Kalimb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limba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anz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nz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Bodhr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Bodhran M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Bagpip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gpip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idgerido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dgerid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Uillean Pi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UillnPip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UillnPip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Fidd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Fidd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Fiddle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Er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r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ao Hu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o Hu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Shana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hanai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anai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hana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ng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Pun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Hichirik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Hichirik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Mizma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izma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Suona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Suona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uona 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kle Bell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Tinkle Bell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ona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na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ender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e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Gamelan Go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Gamelan 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anG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t.Gamelan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.Gamel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Jang Gu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Jang-Gu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Jegog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Jubla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Pema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MA Cymbal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MA Cymb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Kaj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Kelontu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Kelontuk M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Kelontuk Si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Kopyak 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Kopyak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Ceng Ce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you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Kempu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C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Crash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ideCym 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ideBell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Agogo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gogo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tarigane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Atariga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Tambour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mbour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Steel Drums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/>
          <table:table-cell office:value-type="string" calcext:value-type="string">
            <text:p>Steel Drums</text:p>
          </table:table-cell>
          <table:table-cell office:value-type="string" calcext:value-type="string">
            <text:p>1 [55]</text:p>
          </table:table-cell>
          <table:table-cell/>
          <table:table-cell office:value-type="string" calcext:value-type="string">
            <text:p>Steel Drums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Island Mlt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Island Ml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Woo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astanet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astane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ngklung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Angklu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Angkl Rhythm</text:p>
          </table:table-cell>
          <table:table-cell office:value-type="string" calcext:value-type="string">
            <text:p>2 [Pro]</text:p>
          </table:table-cell>
          <table:table-cell/>
          <table:table-cell office:value-type="string" calcext:value-type="string">
            <text:p>Angkl Rhyth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Finger Sna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inger Snap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909 HandClap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HandCla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Hand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aik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mall Taik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mall Taik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Concert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ncert 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oncertBD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Jungle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Techno 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Techno B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Bounc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Bounc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KendangWad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Bebar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elegon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hola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hola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Jngl B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Kick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Kick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Kick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Kick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al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al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al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azz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rush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elo. 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lo. 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ock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ock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ash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ash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Hous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us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Jungle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Jungle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909 S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S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ngl SD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SD Menu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SD Menu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SD Menu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SD Menu 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SD Menu 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Synth Dr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808 To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808 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Elec Per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 Pe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ine Perc.</text:p>
          </table:table-cell>
          <table:table-cell office:value-type="string" calcext:value-type="string">
            <text:p>1 [Pro]</text:p>
          </table:table-cell>
          <table:table-cell/>
          <table:table-cell office:value-type="string" calcext:value-type="string">
            <text:p>Sine Perc.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606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606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909 Tom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909 To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606 Dist.T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Reverse Cym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Reverse Cym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Cym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Reverse Cym3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erse Cym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Reverse Cym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Rev.Snare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Rev.Snare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Snare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Rev.Kick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Kick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Rev.ConB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Con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Rev.Tom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Rev.Tom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ev.Tom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Rev.Tom 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Rev.Tom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Rev.S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Rev.S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ev.S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Rev.BD Men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Rev.BD Menu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2"/>
          <table:table-cell office:value-type="string" calcext:value-type="string">
            <text:p>Rev.BD Menu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2"/>
          <table:table-cell office:value-type="string" calcext:value-type="string">
            <text:p>Rev.ClapMenu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 table:number-columns-repeated="1011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SFX" table:style-name="ta2">
        <table:table-column table:style-name="co36" table:default-cell-style-name="ce1"/>
        <table:table-column table:style-name="co13" table:default-cell-style-name="ce1"/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13" table:number-columns-repeated="2" table:default-cell-style-name="ce1"/>
        <table:table-column table:style-name="co23" table:default-cell-style-name="ce1"/>
        <table:table-column table:style-name="co13" table:default-cell-style-name="ce1"/>
        <table:table-column table:style-name="co23" table:default-cell-style-name="ce1"/>
        <table:table-column table:style-name="co13" table:number-columns-repeated="54" table:default-cell-style-name="ce1"/>
        <table:table-column table:style-name="co13" table:number-columns-repeated="960" table:default-cell-style-name="Default"/>
        <table:table-row table:style-name="ro1">
          <table:table-cell office:value-type="string" calcext:value-type="string">
            <text:p>Synth SF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<text:s/></text:p>
          </table:table-cell>
          <table:table-cell table:style-name="Default" office:value-type="string" calcext:value-type="string">
            <text:p>PC</text:p>
          </table:table-cell>
          <table:table-cell table:style-name="Default"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7" calcext:value-type="float">
            <text:p>097</text:p>
          </table:table-cell>
          <table:table-cell table:style-name="Default" office:value-type="string" calcext:value-type="string">
            <text:p>Ice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Ice Ra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Ice Ra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Harmo Ra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mo R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African woo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frican 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frican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Anklung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klung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Rattl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ttl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Saw Im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Strange St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FastFWD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Clavi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avi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E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Tambra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CP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8" calcext:value-type="float">
            <text:p>098</text:p>
          </table:table-cell>
          <table:table-cell table:style-name="Default" office:value-type="string" calcext:value-type="string">
            <text:p>Soundtra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undtrack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undtrack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Ancestr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nces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Prologu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rolog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Prologu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rologu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Hols String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s String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History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99" calcext:value-type="float">
            <text:p>099</text:p>
          </table:table-cell>
          <table:table-cell table:style-name="Default" office:value-type="string" calcext:value-type="string">
            <text:p>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rysta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Default" office:value-type="string" calcext:value-type="string">
            <text:p>Syn Mall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 Mallet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yn Mall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Default" office:value-type="string" calcext:value-type="string">
            <text:p>Soft Crysta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 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ftC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Default" office:value-type="string" calcext:value-type="string">
            <text:p>Roun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un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Default" office:value-type="string" calcext:value-type="string">
            <text:p>Loud Glock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oud Glo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Default" office:value-type="string" calcext:value-type="string">
            <text:p>GlockenChi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locke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locknChi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Default" office:value-type="string" calcext:value-type="string">
            <text:p>Clea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lea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Default" office:value-type="string" calcext:value-type="string">
            <text:p>ChristmasBe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ristmasB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X'mas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Default" office:value-type="string" calcext:value-type="string">
            <text:p>Vibra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ibra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Default" office:value-type="string" calcext:value-type="string">
            <text:p>Digi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gi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Default" office:value-type="string" calcext:value-type="string">
            <text:p>Music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usic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Default" office:value-type="string" calcext:value-type="string">
            <text:p>Analog Bell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nalog Be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Default" office:value-type="string" calcext:value-type="string">
            <text:p>Blow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Default" office:value-type="string" calcext:value-type="string">
            <text:p>Hyp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Default" office:value-type="string" calcext:value-type="string">
            <text:p>Choral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oral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oral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Default" office:value-type="string" calcext:value-type="string">
            <text:p>Air Bell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ir Be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Default" office:value-type="string" calcext:value-type="string">
            <text:p>Bell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ell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Default" office:value-type="string" calcext:value-type="string">
            <text:p>Gamelimb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amel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Default" office:value-type="string" calcext:value-type="string">
            <text:p>JUN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UNO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Default" office:value-type="string" calcext:value-type="string">
            <text:p>JP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Default" office:value-type="string" calcext:value-type="string">
            <text:p>Pizz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Default" office:value-type="string" calcext:value-type="string">
            <text:p>Bottom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Atmospher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arm Atmo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Nylon Har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Harp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HollowRelea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llowRel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Rel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Nylon+Rhod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ylon+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NylonRh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Ambient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Ambien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Invisibl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Invisib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ulsey Ke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y Ke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Noise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oise Pia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Heaven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ambra Atm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rightness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hining Sta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ining St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OB Stab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ta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Brass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hoir St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D-50 Ret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outhern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Symbolic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rg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rg Be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Goblin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oblin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0's Sci-F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0's Sci-F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Abducti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bducti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Auhbient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uhbi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LF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Random St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St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Rando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ando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owBirds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owBirds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lling Dow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lling Dow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LFO R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LFO Horro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Horro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LFO Tech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Tech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Alternati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ern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UFO F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UFO F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Gargle Ma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argle M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Sweep F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F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LM Has Co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FallinInse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LFO Oct.R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Just Bef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RND Fl.Ch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RandomEnd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Random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EatingFi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Noise&amp;SawH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Pour Mag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DancingDr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irty S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Big 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Static H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Atl.Mod.F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Acid Cop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Drops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Echo Drops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Echo Bell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Bell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Bell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Echo Pa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Echo Pan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Echo Pan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cho Pan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Reso Pann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so Pan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Water Pian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ter Pia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Echo SynB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Pan Sequenc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Sequen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qu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qu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Pannin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PanningBr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 Them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tar Them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tar Them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ar 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tarTheme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Star M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ar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Rep.Tra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Etheral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Mystic Pad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ream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ream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lky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ilky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ream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Silky P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New Century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New Centur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7th Atmos.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 Atmos.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Galaxy W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alaxy W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Rising OSC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nth_lead" table:style-name="ta2">
        <table:table-column table:style-name="co42" table:default-cell-style-name="ce1"/>
        <table:table-column table:style-name="co43" table:number-columns-repeated="3" table:default-cell-style-name="ce1"/>
        <table:table-column table:style-name="co44" table:default-cell-style-name="ce1"/>
        <table:table-column table:style-name="co13" table:number-columns-repeated="61" table:default-cell-style-name="ce1"/>
        <table:table-column table:style-name="co13" table:number-columns-repeated="958" table:default-cell-style-name="Default"/>
        <table:table-row table:style-name="ro1">
          <table:table-cell office:value-type="string" calcext:value-type="string">
            <text:p>Synth l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</text:p>
          </table:table-cell>
          <table:table-cell office:value-type="string" calcext:value-type="string">
            <text:p>PC</text:p>
          </table:table-cell>
          <table:table-cell/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1" calcext:value-type="float">
            <text:p>081</text:p>
          </table:table-cell>
          <table:table-cell office:value-type="string" calcext:value-type="string">
            <text:p>Square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uare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quare Wav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MG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ollow Mini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llow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Mellow FM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llow F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CC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C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Shmoo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moo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LM Squar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M Squa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JP8000 TW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2600 Sin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2600 S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 Wav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ine Wav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ine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ine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KG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KG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Twin S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5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OB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JP-8 Squar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-8 Squa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Dist 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303SquarDst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303SquarDs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303 Mix Sq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office:value-type="string" calcext:value-type="string">
            <text:p>Dual Sqr&amp;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Pulse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JP8 PulseLd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PulseLd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P8 PulseLd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PulseLd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MG Reso. Pls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Reso. Pl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JP8 PulseLd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260Ring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303Dist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JP8000Dist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HipHop Sin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HipHop Sqr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HipHop Pls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Flux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2" calcext:value-type="float">
            <text:p>082</text:p>
          </table:table-cell>
          <table:table-cell office:value-type="string" calcext:value-type="string">
            <text:p>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aw W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w Wav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aw Wave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OB2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2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w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aw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ulse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lse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eline G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eline G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Big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Velo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lo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GR-300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GR-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LA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LA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octor S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octor So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octor Solo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Doctor Solo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Fa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JP8000 S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-50 Fat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-50 Fat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OB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office:value-type="string" calcext:value-type="string">
            <text:p>JP Double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office:value-type="string" calcext:value-type="string">
            <text:p>FatSaw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office:value-type="string" calcext:value-type="string">
            <text:p>JP SuperS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Waspy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spy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PM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M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CS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MG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MG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OB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office:value-type="string" calcext:value-type="string">
            <text:p>OB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2"/>
          <table:table-cell office:value-type="string" calcext:value-type="string">
            <text:p>D-50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-50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2"/>
          <table:table-cell office:value-type="string" calcext:value-type="string">
            <text:p>SH-101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H-101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2"/>
          <table:table-cell office:value-type="string" calcext:value-type="string">
            <text:p>CS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S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2"/>
          <table:table-cell office:value-type="string" calcext:value-type="string">
            <text:p>MG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G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office:value-type="string" calcext:value-type="string">
            <text:p>OB Saw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 Saw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office:value-type="string" calcext:value-type="string">
            <text:p>P5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5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office:value-type="string" calcext:value-type="string">
            <text:p>MG uniso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G uni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office:value-type="string" calcext:value-type="string">
            <text:p>Oct Saw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Oct Saw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office:value-type="string" calcext:value-type="string">
            <text:p>Natural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quenceSaw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2"/>
          <table:table-cell office:value-type="string" calcext:value-type="string">
            <text:p>SequenceSaw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equenceSaw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2"/>
          <table:table-cell office:value-type="string" calcext:value-type="string">
            <text:p>Reso Saw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so Sa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2"/>
          <table:table-cell office:value-type="string" calcext:value-type="string">
            <text:p>Cheese Saw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2"/>
          <table:table-cell office:value-type="string" calcext:value-type="string">
            <text:p>Cheese Saw 2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heese Saw 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2"/>
          <table:table-cell office:value-type="string" calcext:value-type="string">
            <text:p>Rhythmic S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hythmic Saw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2"/>
          <table:table-cell office:value-type="string" calcext:value-type="string">
            <text:p>Sequenced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2"/>
          <table:table-cell office:value-type="string" calcext:value-type="string">
            <text:p>Techno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3" calcext:value-type="float">
            <text:p>083</text:p>
          </table:table-cell>
          <table:table-cell office:value-type="string" calcext:value-type="string">
            <text:p>Syn.Calliop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yn.Callio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ynCalliope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ynCalliope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Vent Synth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Vent 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Pure Pan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ure 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urePan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LM Pure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M Blow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4" calcext:value-type="float">
            <text:p>084</text:p>
          </table:table-cell>
          <table:table-cell office:value-type="string" calcext:value-type="string">
            <text:p>Chiffer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iffer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iffer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ifferLead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B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B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ybrid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Unison Sqr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FatSolo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Forceful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Oct.Unison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Unison Saw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Mad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ad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Crowding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Double Sqr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5" calcext:value-type="float">
            <text:p>085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hara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harang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Charang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Wire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B.Char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Fat GR 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Windy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Mellow GR 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GR &amp; Pu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Dist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Dist.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Acid Guitar1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Acid Guitar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cid Guitar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office:value-type="string" calcext:value-type="string">
            <text:p>Dance Dst.G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office:value-type="string" calcext:value-type="string">
            <text:p>DanceDst.Gt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P5 Sync Le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5 Sync L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Fat Sync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Sync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office:value-type="string" calcext:value-type="string">
            <text:p>Rock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Rock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office:value-type="string" calcext:value-type="string">
            <text:p>5th DecaSync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DecaSy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office:value-type="string" calcext:value-type="string">
            <text:p>Dirty Syn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Dirty Sy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office:value-type="string" calcext:value-type="string">
            <text:p>DualSyncL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office:value-type="string" calcext:value-type="string">
            <text:p>LA Brass 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JUNO Sub Osc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Sub Os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2600 Sub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JP8000Fd O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6" calcext:value-type="float">
            <text:p>086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lo Vo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olo Vox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olo Vox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Solo Vox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Vox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LFO Vo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LFO Vo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Vox Lead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7" calcext:value-type="float">
            <text:p>087</text:p>
          </table:table-cell>
          <table:table-cell office:value-type="string" calcext:value-type="string">
            <text:p>5th Saw Wav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Saw Wa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5th Saw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5th Saw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ig Five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Fiv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5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5th Ana.Clav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5th Ana.Clav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5th Pu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P 5th S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JP8000 5th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4th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4th 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88" calcext:value-type="float">
            <text:p>088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ss &amp;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 &amp; Le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ass &amp; Lead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ig &amp; Ra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ig &amp; R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Fat &amp; Perk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t &amp; Perk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JUNO Rav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UNO 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office:value-type="string" calcext:value-type="string">
            <text:p>JP8 BsLead 1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JP8 BsLead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office:value-type="string" calcext:value-type="string">
            <text:p>JP8 BsLead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BsLead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office:value-type="string" calcext:value-type="string">
            <text:p>SH-5 Bs.Le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-5 Bs.Le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office:value-type="string" calcext:value-type="string">
            <text:p>Delayed L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2"/>
          <table:table-cell table:number-columns-repeated="1012"/>
        </table:table-row>
        <table:table-row table:style-name="ro1" table:number-rows-repeated="5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office:value-type="string" calcext:value-type="string">
            <text:p>Voices</text:p>
          </table:table-cell>
          <table:table-cell table:number-columns-repeated="1011"/>
        </table:table-row>
        <table:table-row table:style-name="ro1">
          <table:table-cell table:style-name="Default"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5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1" table:number-rows-repeated="7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 table:number-rows-repeated="12">
          <table:table-cell table:style-name="Default" table:number-columns-repeated="12"/>
          <table:table-cell table:number-columns-repeated="1012"/>
        </table:table-row>
        <table:table-row table:style-name="ro1" table:number-rows-repeated="104835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th_pad" table:style-name="ta3">
        <table:table-column table:style-name="co45" table:default-cell-style-name="ce2"/>
        <table:table-column table:style-name="co23" table:default-cell-style-name="ce2"/>
        <table:table-column table:style-name="co46" table:default-cell-style-name="ce1"/>
        <table:table-column table:style-name="co23" table:number-columns-repeated="10" table:default-cell-style-name="ce1"/>
        <table:table-row table:style-name="ro1">
          <table:table-cell table:style-name="ce1" office:value-type="string" calcext:value-type="string">
            <text:p>Synth pad, etc</text:p>
          </table:table-cell>
          <table:table-cell table:style-name="Default"/>
          <table:table-cell table:number-columns-repeated="11"/>
        </table:table-row>
        <table:table-row table:style-name="ro1">
          <table:table-cell table:style-name="ce1" office:value-type="string" calcext:value-type="string">
            <text:p>CC00 PC SC-8850 Map</text:p>
          </table:table-cell>
          <table:table-cell table:style-name="Default"/>
          <table:table-cell table:number-columns-repeated="2"/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89" calcext:value-type="float">
            <text:p>089</text:p>
          </table:table-cell>
          <table:table-cell office:value-type="string" calcext:value-type="string">
            <text:p>Fantasia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Fantasi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Fantasia 2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antasia 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New Age Pad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New Ag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Bell Heaven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Bell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Fantasia 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Fantasia 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006</text:p>
          </table:table-cell>
          <table:table-cell/>
          <table:table-cell office:value-type="string" calcext:value-type="string">
            <text:p>After D !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007</text:p>
          </table:table-cell>
          <table:table-cell/>
          <table:table-cell office:value-type="string" calcext:value-type="string">
            <text:p><text:span text:style-name="T1">260</text:span>HarmPa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0" calcext:value-type="float">
            <text:p>090</text:p>
          </table:table-cell>
          <table:table-cell office:value-type="string" calcext:value-type="string">
            <text:p>Warm Pad</text:p>
          </table:table-cell>
          <table:table-cell/>
          <table:table-cell office:value-type="string" calcext:value-type="string">
            <text:p>1 [Pro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arm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arm P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Thick Matrix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Thick Matri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ck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Horn Pad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orn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Rotary Strng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Rotary 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otaryStr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OB Soft Pad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OB Soft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ft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Sine P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006</text:p>
          </table:table-cell>
          <table:table-cell/>
          <table:table-cell office:value-type="string" calcext:value-type="string">
            <text:p>OB Soft Pad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Octave Pad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Octave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Stack Pad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Stack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Human Pa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Sync Brs.Pa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Oct.PWM P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013</text:p>
          </table:table-cell>
          <table:table-cell/>
          <table:table-cell office:value-type="string" calcext:value-type="string">
            <text:p>JP Soft P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1" calcext:value-type="float">
            <text:p>091</text:p>
          </table:table-cell>
          <table:table-cell office:value-type="string" calcext:value-type="string">
            <text:p>Polysynth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ysynth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Polysynt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80's PolySyn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80's 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80'sPolySy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Polysynth 2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Polysynth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Poly King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Poly Ki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Super Poly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Power Stack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Power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Octave Stack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Octave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Reso Stack</text:p>
          </table:table-cell>
          <table:table-cell/>
          <table:table-cell office:value-type="string" calcext:value-type="string">
            <text:p>1 [Pro]</text:p>
          </table:table-cell>
          <table:table-cell office:value-type="string" calcext:value-type="string">
            <text:p>Reso S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Techno Stack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Techno S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Pulse Stack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013</text:p>
          </table:table-cell>
          <table:table-cell/>
          <table:table-cell office:value-type="string" calcext:value-type="string">
            <text:p>TwinOct.Ra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014</text:p>
          </table:table-cell>
          <table:table-cell/>
          <table:table-cell office:value-type="string" calcext:value-type="string">
            <text:p>Oct.Ra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015</text:p>
          </table:table-cell>
          <table:table-cell/>
          <table:table-cell office:value-type="string" calcext:value-type="string">
            <text:p>Happy Synth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016</text:p>
          </table:table-cell>
          <table:table-cell/>
          <table:table-cell office:value-type="string" calcext:value-type="string">
            <text:p>ForwardSwee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017</text:p>
          </table:table-cell>
          <table:table-cell/>
          <table:table-cell office:value-type="string" calcext:value-type="string">
            <text:p>ReverseSwee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024</text:p>
          </table:table-cell>
          <table:table-cell/>
          <table:table-cell office:value-type="string" calcext:value-type="string">
            <text:p>Minor Rav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2" calcext:value-type="float">
            <text:p>092</text:p>
          </table:table-cell>
          <table:table-cell office:value-type="string" calcext:value-type="string">
            <text:p>Space Voice</text:p>
          </table:table-cell>
          <table:table-cell/>
          <table:table-cell office:value-type="string" calcext:value-type="string">
            <text:p>1 [Pro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pace Voic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pace Voi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Heaven II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eaven 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SC Heaven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SC Heave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Itopia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Water Spac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Cold Sp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006</text:p>
          </table:table-cell>
          <table:table-cell/>
          <table:table-cell office:value-type="string" calcext:value-type="string">
            <text:p>Noise Peak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007</text:p>
          </table:table-cell>
          <table:table-cell/>
          <table:table-cell office:value-type="string" calcext:value-type="string">
            <text:p>Bamboo Hi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Cosmic Voice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Cosmic Voic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Auh Vox</text:p>
          </table:table-cell>
          <table:table-cell/>
          <table:table-cell office:value-type="string" calcext:value-type="string">
            <text:p>1 [Pro]</text:p>
          </table:table-cell>
          <table:table-cell office:value-type="string" calcext:value-type="string">
            <text:p>Auh Vo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AuhAuh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AuhAu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Vocorderman</text:p>
          </table:table-cell>
          <table:table-cell/>
          <table:table-cell office:value-type="string" calcext:value-type="string">
            <text:p>2 [Pro]</text:p>
          </table:table-cell>
          <table:table-cell office:value-type="string" calcext:value-type="string">
            <text:p>Vocorderma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Holy Voice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3" calcext:value-type="float">
            <text:p>093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wed Gla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wed Glass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Bowed Glass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SoftBel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oftBel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JP8 Sq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JP8 Sq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7thBel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7thBel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Steel Gla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Bottle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4" calcext:value-type="float">
            <text:p>094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Meta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Metal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Metal Pad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Tine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ne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Panne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ner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Steel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Special Ra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5" calcext:value-type="float">
            <text:p>005</text:p>
          </table:table-cell>
          <table:table-cell/>
          <table:table-cell office:value-type="string" calcext:value-type="string">
            <text:p>Metal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5" calcext:value-type="float">
            <text:p>095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alo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lo Pad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Halo Pad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Vox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Vox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Vox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Horror Pa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Horror Pa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SynVox 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SynVox Pad 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Breath&amp;R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Tears Voic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96" calcext:value-type="float">
            <text:p>096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weep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weep Pad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Sweep Pad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Polar Pa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olar P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Ambient BP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Sync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/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Converg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onve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Shwimmer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wimm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/>
          <table:table-cell office:value-type="string" calcext:value-type="string">
            <text:p>Celestial Pd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Celestial 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CelestialP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/>
          <table:table-cell office:value-type="string" calcext:value-type="string">
            <text:p>Bag Swee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g Swee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/>
          <table:table-cell office:value-type="string" calcext:value-type="string">
            <text:p>Sweep Pi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/>
          <table:table-cell office:value-type="string" calcext:value-type="string">
            <text:p>Sweep St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/>
          <table:table-cell office:value-type="string" calcext:value-type="string">
            <text:p>Deep Swee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/>
          <table:table-cell office:value-type="string" calcext:value-type="string">
            <text:p>Stray 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style-name="Default" table:number-columns-repeated="3"/>
        </table:table-row>
      </table:table>
      <table:table table:name="Strings,_orchestra" table:style-name="ta2"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13" table:number-columns-repeated="62" table:default-cell-style-name="ce1"/>
        <table:table-column table:style-name="co13" table:number-columns-repeated="958" table:default-cell-style-name="Default"/>
        <table:table-row table:style-name="ro1">
          <table:table-cell office:value-type="string" calcext:value-type="string">
            <text:p>Strings/orchest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 SC-8850 Map Voices</text:p>
          </table:table-cell>
          <table:table-cell table:number-columns-repeated="2"/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1" calcext:value-type="float">
            <text:p>041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Violin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i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Violin Atk</text:p>
          </table:table-cell>
          <table:table-cell office:value-type="string" calcext:value-type="string">
            <text:p>Violin Atk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low Violin 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 Violin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2" calcext:value-type="float">
            <text:p>042</text:p>
          </table:table-cell>
          <table:table-cell office:value-type="string" calcext:value-type="string">
            <text:p>Viola</text:p>
          </table:table-cell>
          <table:table-cell office:value-type="string" calcext:value-type="string">
            <text:p>Viola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Viola Atk.</text:p>
          </table:table-cell>
          <table:table-cell office:value-type="string" calcext:value-type="string">
            <text:p>Viola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3" calcext:value-type="float">
            <text:p>043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Cello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ll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Cello Atk.</text:p>
          </table:table-cell>
          <table:table-cell office:value-type="string" calcext:value-type="string">
            <text:p>Cello Atk.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4" calcext:value-type="float">
            <text:p>044</text:p>
          </table:table-cell>
          <table:table-cell table:number-columns-repeated="2"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abass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5" calcext:value-type="float">
            <text:p>045</text:p>
          </table:table-cell>
          <table:table-cell table:number-columns-repeated="2"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molo Str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Trem Str.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number-columns-repeated="2" office:value-type="string" calcext:value-type="string">
            <text:p>Slow 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lowTrem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number-columns-repeated="2" office:value-type="string" calcext:value-type="string">
            <text:p>Suspense 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uspenseS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office:value-type="string" calcext:value-type="string">
            <text:p>SuspenseStr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6" calcext:value-type="float">
            <text:p>046</text:p>
          </table:table-cell>
          <table:table-cell office:value-type="string" calcext:value-type="string">
            <text:p>PizzicatoStr 1</text:p>
          </table:table-cell>
          <table:table-cell office:value-type="string" calcext:value-type="string">
            <text:p>Pizzicato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zz. St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zzicato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number-columns-repeated="2" office:value-type="string" calcext:value-type="string">
            <text:p>Vcs&amp;Cbs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number-columns-repeated="2" office:value-type="string" calcext:value-type="string">
            <text:p>Chamber Pizz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office:value-type="string" calcext:value-type="string">
            <text:p>St.Pizzicato</text:p>
          </table:table-cell>
          <table:table-cell office:value-type="string" calcext:value-type="string">
            <text:p>St. Pizzicat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number-columns-repeated="2" office:value-type="string" calcext:value-type="string">
            <text:p>Solo Pizz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number-columns-repeated="2" office:value-type="string" calcext:value-type="string">
            <text:p>Solo Spic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tringsSpic.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7" calcext:value-type="float">
            <text:p>047</text:p>
          </table:table-cell>
          <table:table-cell office:value-type="string" calcext:value-type="string">
            <text:p>Harp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p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Harp&amp;Strings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office:value-type="string" calcext:value-type="string">
            <text:p>Harp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Uillean Harp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number-columns-repeated="2" office:value-type="string" calcext:value-type="string">
            <text:p>Synth Har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office:value-type="string" calcext:value-type="string">
            <text:p>Yang Qin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office:value-type="string" calcext:value-type="string">
            <text:p>Yang Qin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office:value-type="string" calcext:value-type="string">
            <text:p>SynthYangQin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5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8" calcext:value-type="float">
            <text:p>048</text:p>
          </table:table-cell>
          <table:table-cell office:value-type="string" calcext:value-type="string">
            <text:p>Timpani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pani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37">
          <table:table-cell table:style-name="Default" table:number-columns-repeated="13"/>
          <table:table-cell table:number-columns-repeated="1011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emble" table:style-name="ta3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3" table:number-columns-repeated="9" table:default-cell-style-name="Default"/>
        <table:table-row table:style-name="ro1">
          <table:table-cell table:style-name="ce1" office:value-type="string" calcext:value-type="string">
            <text:p>Ensemble</text:p>
          </table:table-cell>
          <table:table-cell table:style-name="ce1" table:number-columns-repeated="12"/>
        </table:table-row>
        <table:table-row table:style-name="ro1">
          <table:table-cell table:style-name="ce1" office:value-type="string" calcext:value-type="string">
            <text:p>CC00 PC SC-8850 Map</text:p>
          </table:table-cell>
          <table:table-cell table:style-name="ce1" table:number-columns-repeated="2"/>
          <table:table-cell table:style-name="ce1" office:value-type="string" calcext:value-type="string">
            <text:p>Voices</text:p>
          </table:table-cell>
          <table:table-cell table:style-name="ce1" office:value-type="string" calcext:value-type="string">
            <text:p>SC-88Pro Map</text:p>
          </table:table-cell>
          <table:table-cell table:style-name="ce1" office:value-type="string" calcext:value-type="string">
            <text:p>Voices</text:p>
          </table:table-cell>
          <table:table-cell table:style-name="ce1"/>
          <table:table-cell table:style-name="ce1" office:value-type="string" calcext:value-type="string">
            <text:p>SC-88 Map</text:p>
          </table:table-cell>
          <table:table-cell table:style-name="ce1" office:value-type="string" calcext:value-type="string">
            <text:p>Voices</text:p>
          </table:table-cell>
          <table:table-cell table:style-name="ce1" office:value-type="string" calcext:value-type="string">
            <text:p>SC-55 Map</text:p>
          </table:table-cell>
          <table:table-cell table:style-name="ce1" office:value-type="string" calcext:value-type="string">
            <text:p>Voices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49" calcext:value-type="float">
            <text:p>049</text:p>
          </table:table-cell>
          <table:table-cell table:style-name="ce1" office:value-type="string" calcext:value-type="string">
            <text:p>Str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trings: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tring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ring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Bright Str: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Bright Str: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trings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ChamberSt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hamberStr: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ce1" office:value-type="string" calcext:value-type="string">
            <text:p>Cello sect.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Cello sect.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ce1" office:value-type="string" calcext:value-type="string">
            <text:p>Bright Str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ce1" office:value-type="string" calcext:value-type="string">
            <text:p>Bright Str.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ce1" office:value-type="string" calcext:value-type="string">
            <text:p>Quad Str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ce1" office:value-type="string" calcext:value-type="string">
            <text:p>Mild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Orchestra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Orchestra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Orchestr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chestra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Orchestra 2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Orchestra 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Orchestra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Tremolo Orch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Tremolo Or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TremoloOr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Choir Str.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Choir Str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hoir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Strings+Horn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rings+Horn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ce1" office:value-type="string" calcext:value-type="string">
            <text:p>Str.+Flu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table:style-name="ce1" office:value-type="string" calcext:value-type="string">
            <text:p>Choir Str.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table:style-name="ce1" office:value-type="string" calcext:value-type="string">
            <text:p>Choir Str.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St.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.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t.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ce1" office:value-type="string" calcext:value-type="string">
            <text:p>St.Strings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ce1" office:value-type="string" calcext:value-type="string">
            <text:p>St.Strings 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ce1" office:value-type="string" calcext:value-type="string">
            <text:p>Orchestra 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ce1" office:value-type="string" calcext:value-type="string">
            <text:p>Orchestra 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table:style-name="ce1" office:value-type="string" calcext:value-type="string">
            <text:p>Velo Str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Velo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Velo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table:style-name="ce1" office:value-type="string" calcext:value-type="string">
            <text:p>Oct Strings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ct Strings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table:style-name="ce1" office:value-type="string" calcext:value-type="string">
            <text:p>Oct Strings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ct Strings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table:style-name="ce1" office:value-type="string" calcext:value-type="string">
            <text:p>ContraBsSec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table:style-name="ce1" office:value-type="string" calcext:value-type="string">
            <text:p>60s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0" calcext:value-type="float">
            <text:p>050</text:p>
          </table:table-cell>
          <table:table-cell table:style-name="ce1" office:value-type="string" calcext:value-type="string">
            <text:p>Slow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owString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lowString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owString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SlowStrings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lowStrings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Slow Str.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SlowStrings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Legato Str.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Legato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Legato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Warm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Warm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Warm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St.Slow Str.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.Slow Str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t.Slow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St.Slow Str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S.Str+Choi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ce1" office:value-type="string" calcext:value-type="string">
            <text:p>S.Str+Choir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1" calcext:value-type="float">
            <text:p>051</text:p>
          </table:table-cell>
          <table:table-cell table:style-name="ce1" office:value-type="string" calcext:value-type="string">
            <text:p>Syn.Strings1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Strings1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ynStrings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ynStrings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OB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OB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OB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Stack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ack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ce1" office:value-type="string" calcext:value-type="string">
            <text:p>JP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JP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ce1" office:value-type="string" calcext:value-type="string">
            <text:p>Chorus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Syn.Strings3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Strings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SynStrings3</text:p>
          </table:table-cell>
          <table:table-cell table:style-name="ce1" office:value-type="string" calcext:value-type="string">
            <text:p>2 [55]</text:p>
          </table:table-cell>
          <table:table-cell table:style-name="ce1" office:value-type="string" calcext:value-type="string">
            <text:p>SynStrings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Syn.Strings4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Strings4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Syn.Strings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Syn.Strings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LoFi Str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High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High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ce1" office:value-type="string" calcext:value-type="string">
            <text:p>Hybrid Str.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Hybrid Str.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table:style-name="ce1" office:value-type="string" calcext:value-type="string">
            <text:p>Tron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Tron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table:style-name="ce1" office:value-type="string" calcext:value-type="string">
            <text:p>Noiz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Noiz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2" calcext:value-type="float">
            <text:p>052</text:p>
          </table:table-cell>
          <table:table-cell table:style-name="ce1" office:value-type="string" calcext:value-type="string">
            <text:p>Syn.Strings2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Strings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SynStrings2</text:p>
          </table:table-cell>
          <table:table-cell table:style-name="ce1" office:value-type="string" calcext:value-type="string">
            <text:p>2 [55]</text:p>
          </table:table-cell>
          <table:table-cell table:style-name="ce1" office:value-type="string" calcext:value-type="string">
            <text:p>SynStrings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Syn.Strings5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Strings5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JUNO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JUNO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ce1" office:value-type="string" calcext:value-type="string">
            <text:p>FilteredOrch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ce1" office:value-type="string" calcext:value-type="string">
            <text:p>JP Saw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ce1" office:value-type="string" calcext:value-type="string">
            <text:p>Hybrid Str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ce1" office:value-type="string" calcext:value-type="string">
            <text:p>DistStrings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2"/>
          <table:table-cell table:style-name="ce1" office:value-type="string" calcext:value-type="string">
            <text:p>JUNOFull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Air String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Air String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Atk Syn 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StraightStr.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3" calcext:value-type="float">
            <text:p>053</text:p>
          </table:table-cell>
          <table:table-cell table:style-name="ce1" office:value-type="string" calcext:value-type="string">
            <text:p>Choir Aahs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Choir Aah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Choir Aah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oir Aah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St.ChoirAah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.ChoirAah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St.Cho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Melted Choir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Melted Choi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Mello Cho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Church Choir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Church Choi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Boys Choir 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Boys Choir 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ce1" office:value-type="string" calcext:value-type="string">
            <text:p>St.BoysChoi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table:style-name="ce1" office:value-type="string" calcext:value-type="string">
            <text:p>Rich Choi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Choir Hahs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Choir Hah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table:style-name="ce1" office:value-type="string" calcext:value-type="string">
            <text:p>Chorus Lahs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Chorus Lah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table:style-name="ce1" office:value-type="string" calcext:value-type="string">
            <text:p>Chorus Aahs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Chorus Aah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ChoirAahs 2</text:p>
          </table:table-cell>
          <table:table-cell table:style-name="ce1" office:value-type="string" calcext:value-type="string">
            <text:p>1 [55]</text:p>
          </table:table-cell>
          <table:table-cell table:style-name="ce1" office:value-type="string" calcext:value-type="string">
            <text:p>Choir Aahs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table:style-name="ce1" office:value-type="string" calcext:value-type="string">
            <text:p>Male Aah+Str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Male Aah+St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 table:number-columns-repeated="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4" calcext:value-type="float">
            <text:p>054</text:p>
          </table:table-cell>
          <table:table-cell table:style-name="ce1" office:value-type="string" calcext:value-type="string">
            <text:p>Voice Ooh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Voice Ooh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Voice Oohs</text:p>
          </table:table-cell>
          <table:table-cell table:style-name="ce1" office:value-type="string" calcext:value-type="string">
            <text:p>1 [55]</text:p>
          </table:table-cell>
          <table:table-cell table:style-name="ce1" office:value-type="string" calcext:value-type="string">
            <text:p>Voice Ooh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Chorus Ooh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Voice Oohs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ce1" office:value-type="string" calcext:value-type="string">
            <text:p>Chorus Oohs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2"/>
          <table:table-cell table:style-name="ce1" office:value-type="string" calcext:value-type="string">
            <text:p>OohsCodeMaj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2"/>
          <table:table-cell table:style-name="ce1" office:value-type="string" calcext:value-type="string">
            <text:p>OohsCodeSus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2"/>
          <table:table-cell table:style-name="ce1" office:value-type="string" calcext:value-type="string">
            <text:p>Jazz Sca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Voice Dahs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Voice Dah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JzVoice Da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JzVoice Ba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JzVoice Dow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JzVoice Thu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VoiceLah F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ce1" office:value-type="string" calcext:value-type="string">
            <text:p>ChorusLahF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ce1" office:value-type="string" calcext:value-type="string">
            <text:p>VoiceLuh F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ce1" office:value-type="string" calcext:value-type="string">
            <text:p>ChorusLuhF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ce1" office:value-type="string" calcext:value-type="string">
            <text:p>VoiceLan F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ce1" office:value-type="string" calcext:value-type="string">
            <text:p>ChorusLanFem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ce1" office:value-type="string" calcext:value-type="string">
            <text:p>VoiceAah F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ce1" office:value-type="string" calcext:value-type="string">
            <text:p>VoiceUuh Fe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table:style-name="ce1" office:value-type="string" calcext:value-type="string">
            <text:p>Fem Lah&amp;La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2"/>
          <table:table-cell table:style-name="ce1" office:value-type="string" calcext:value-type="string">
            <text:p>VoiceWah M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2"/>
          <table:table-cell table:style-name="ce1" office:value-type="string" calcext:value-type="string">
            <text:p>ChorusWahM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2"/>
          <table:table-cell table:style-name="ce1" office:value-type="string" calcext:value-type="string">
            <text:p>VoiceWoh M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2"/>
          <table:table-cell table:style-name="ce1" office:value-type="string" calcext:value-type="string">
            <text:p>ChorusWohM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2"/>
          <table:table-cell table:style-name="ce1" office:value-type="string" calcext:value-type="string">
            <text:p>VoiceAah M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2"/>
          <table:table-cell table:style-name="ce1" office:value-type="string" calcext:value-type="string">
            <text:p>VoiceOoh M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2"/>
          <table:table-cell table:style-name="ce1" office:value-type="string" calcext:value-type="string">
            <text:p>Humming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5" calcext:value-type="float">
            <text:p>055</text:p>
          </table:table-cell>
          <table:table-cell table:style-name="ce1" office:value-type="string" calcext:value-type="string">
            <text:p>SynVox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SynVox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SynVox</text:p>
          </table:table-cell>
          <table:table-cell table:style-name="ce1" office:value-type="string" calcext:value-type="string">
            <text:p>1 [55]</text:p>
          </table:table-cell>
          <table:table-cell table:style-name="ce1" office:value-type="string" calcext:value-type="string">
            <text:p>SynVo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SynVox 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SynVox 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Syn.Voice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yn.Voi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Syn.Voic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Silent Nigh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ilent Nigh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Syn.Voice 2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VP330 Choir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VP330 Choir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ce1" office:value-type="string" calcext:value-type="string">
            <text:p>Vinyl Choir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Vinyl Choir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ce1" office:value-type="string" calcext:value-type="string">
            <text:p>JX8P Vox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ce1" office:value-type="string" calcext:value-type="string">
            <text:p>Analog Voic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56" calcext:value-type="float">
            <text:p>056</text:p>
          </table:table-cell>
          <table:table-cell table:style-name="ce1" office:value-type="string" calcext:value-type="string">
            <text:p>Orchestra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Orchestra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Orch.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rchest.Hit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table:style-name="ce1" office:value-type="string" calcext:value-type="string">
            <text:p>Bass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2"/>
          <table:table-cell table:style-name="ce1" office:value-type="string" calcext:value-type="string">
            <text:p>6th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2"/>
          <table:table-cell table:style-name="ce1" office:value-type="string" calcext:value-type="string">
            <text:p>Euro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table:style-name="ce1" office:value-type="string" calcext:value-type="string">
            <text:p>Impact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Impact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Impact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table:style-name="ce1" office:value-type="string" calcext:value-type="string">
            <text:p>Philly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Philly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Philly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2"/>
          <table:table-cell table:style-name="ce1" office:value-type="string" calcext:value-type="string">
            <text:p>Double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Double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Double Hi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2"/>
          <table:table-cell table:style-name="ce1" office:value-type="string" calcext:value-type="string">
            <text:p>Perc.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Perc.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2"/>
          <table:table-cell table:style-name="ce1" office:value-type="string" calcext:value-type="string">
            <text:p>Shock Wave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hock Wave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2"/>
          <table:table-cell table:style-name="ce1" office:value-type="string" calcext:value-type="string">
            <text:p>Bounce H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2"/>
          <table:table-cell table:style-name="ce1" office:value-type="string" calcext:value-type="string">
            <text:p>Drill H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2"/>
          <table:table-cell table:style-name="ce1" office:value-type="string" calcext:value-type="string">
            <text:p>Thrill H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table:style-name="ce1" office:value-type="string" calcext:value-type="string">
            <text:p>Lo Fi Rave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Lo Fi Rav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[88]</text:p>
          </table:table-cell>
          <table:table-cell table:style-name="ce1" office:value-type="string" calcext:value-type="string">
            <text:p>Lo Fi Rav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table:style-name="ce1" office:value-type="string" calcext:value-type="string">
            <text:p>Techno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Techno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2"/>
          <table:table-cell table:style-name="ce1" office:value-type="string" calcext:value-type="string">
            <text:p>Dist.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Dist.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2"/>
          <table:table-cell table:style-name="ce1" office:value-type="string" calcext:value-type="string">
            <text:p>Bam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Bam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2"/>
          <table:table-cell table:style-name="ce1" office:value-type="string" calcext:value-type="string">
            <text:p>Bit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Bit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2"/>
          <table:table-cell table:style-name="ce1" office:value-type="string" calcext:value-type="string">
            <text:p>Bim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Bim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2"/>
          <table:table-cell table:style-name="ce1" office:value-type="string" calcext:value-type="string">
            <text:p>Technorg Hit</text:p>
          </table:table-cell>
          <table:table-cell table:style-name="ce1" office:value-type="string" calcext:value-type="string">
            <text:p>1 [Pro]</text:p>
          </table:table-cell>
          <table:table-cell table:style-name="ce1" office:value-type="string" calcext:value-type="string">
            <text:p>Technorg Hit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2"/>
          <table:table-cell table:style-name="ce1" office:value-type="string" calcext:value-type="string">
            <text:p>Rave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Rave Hi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2"/>
          <table:table-cell table:style-name="ce1" office:value-type="string" calcext:value-type="string">
            <text:p>Strings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rings Hi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2"/>
          <table:table-cell table:style-name="ce1" office:value-type="string" calcext:value-type="string">
            <text:p>Stack Hit</text:p>
          </table:table-cell>
          <table:table-cell table:style-name="ce1" office:value-type="string" calcext:value-type="string">
            <text:p>2 [Pro]</text:p>
          </table:table-cell>
          <table:table-cell table:style-name="ce1" office:value-type="string" calcext:value-type="string">
            <text:p>Stack Hi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2"/>
          <table:table-cell table:style-name="ce1" office:value-type="string" calcext:value-type="string">
            <text:p>Industry H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2"/>
          <table:table-cell table:style-name="ce1" office:value-type="string" calcext:value-type="string">
            <text:p>Clap H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----</text:p>
          </table:table-cell>
          <table:table-cell table:style-name="ce1" table:number-columns-repeated="2"/>
          <table:table-cell table:style-name="ce1" office:value-type="string" calcext:value-type="string">
            <text:p>-----</text:p>
          </table:table-cell>
          <table:table-cell table:style-name="ce1"/>
          <table:table-cell table:style-name="ce1" office:value-type="string" calcext:value-type="string">
            <text:p>-----</text:p>
          </table:table-cell>
          <table:table-cell table:style-name="ce1"/>
          <table:table-cell table:number-columns-repeated="2"/>
        </table:table-row>
        <table:table-row table:style-name="ro1" table:number-rows-repeated="1048438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Reed" table:style-name="ta2">
        <table:table-column table:style-name="co55" table:default-cell-style-name="ce1"/>
        <table:table-column table:style-name="co56" table:number-columns-repeated="2" table:default-cell-style-name="ce1"/>
        <table:table-column table:style-name="co13" table:number-columns-repeated="62" table:default-cell-style-name="ce1"/>
        <table:table-column table:style-name="co13" table:number-columns-repeated="959" table:default-cell-style-name="Default"/>
        <table:table-row table:style-name="ro1">
          <table:table-cell office:value-type="string" calcext:value-type="string">
            <text:p>R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00 PC</text:p>
          </table:table-cell>
          <table:table-cell/>
          <table:table-cell office:value-type="string" calcext:value-type="string">
            <text:p>SC-8850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88Pro Map</text:p>
          </table:table-cell>
          <table:table-cell office:value-type="string" calcext:value-type="string">
            <text:p>Voices</text:p>
          </table:table-cell>
          <table:table-cell/>
          <table:table-cell office:value-type="string" calcext:value-type="string">
            <text:p>SC-88 Map</text:p>
          </table:table-cell>
          <table:table-cell office:value-type="string" calcext:value-type="string">
            <text:p>Voices</text:p>
          </table:table-cell>
          <table:table-cell office:value-type="string" calcext:value-type="string">
            <text:p>SC-55 Map</text:p>
          </table:table-cell>
          <table:table-cell office:value-type="string" calcext:value-type="string">
            <text:p>Voices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5" calcext:value-type="float">
            <text:p>065</text:p>
          </table:table-cell>
          <table:table-cell office:value-type="string" calcext:value-type="string">
            <text:p>Sopran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no Sa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Soprano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Soprano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6" calcext:value-type="float">
            <text:p>066</text:p>
          </table:table-cell>
          <table:table-cell office:value-type="string" calcext:value-type="string">
            <text:p>Alto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o Sa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AltoSax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AltoSax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er Al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Grow Sax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Grow Sa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AltoSax + Tp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AltoSax + T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Sax Sec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7" calcext:value-type="float">
            <text:p>067</text:p>
          </table:table-cell>
          <table:table-cell office:value-type="string" calcext:value-type="string">
            <text:p>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enor Sa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nor Sa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Tenor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Tenor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reathyTn.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reathyTn.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reathyTn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2"/>
          <table:table-cell office:value-type="string" calcext:value-type="string">
            <text:p>St.Tenor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t. Tenor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8" calcext:value-type="float">
            <text:p>068</text:p>
          </table:table-cell>
          <table:table-cell office:value-type="string" calcext:value-type="string">
            <text:p>Baritone Sax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tone Sa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itoneSax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2"/>
          <table:table-cell office:value-type="string" calcext:value-type="string">
            <text:p>Bari. Sax 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ari. Sax 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ari &amp; Ten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69" calcext:value-type="float">
            <text:p>069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Obo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bo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ulti Ree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Ree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0" calcext:value-type="float">
            <text:p>070</text:p>
          </table:table-cell>
          <table:table-cell office:value-type="string" calcext:value-type="string">
            <text:p>English Hor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English 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lishHor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1" calcext:value-type="float">
            <text:p>071</text:p>
          </table:table-cell>
          <table:table-cell office:value-type="string" calcext:value-type="string">
            <text:p>Bassoon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oon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0" calcext:value-type="float">
            <text:p>000</text:p>
          </table:table-cell>
          <table:table-cell table:style-name="ce2" office:value-type="float" office:value="72" calcext:value-type="float">
            <text:p>072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inet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2"/>
          <table:table-cell office:value-type="string" calcext:value-type="string">
            <text:p>Bs Clarinet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s Clari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2"/>
          <table:table-cell office:value-type="string" calcext:value-type="string">
            <text:p>Multi Wind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Multi Win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2"/>
          <table:table-cell office:value-type="string" calcext:value-type="string">
            <text:p>Quad W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 table:number-columns-repeated="1014"/>
        </table:table-row>
        <table:table-row table:style-name="ro1" table:number-rows-repeated="28">
          <table:table-cell table:style-name="Default" table:number-columns-repeated="11"/>
          <table:table-cell table:number-columns-repeated="1013"/>
        </table:table-row>
        <table:table-row table:style-name="ro1" table:number-rows-repeated="1048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pe" table:style-name="ta3">
        <table:table-column table:style-name="co23" table:number-columns-repeated="2" table:default-cell-style-name="ce2"/>
        <table:table-column table:style-name="co23" table:number-columns-repeated="9" table:default-cell-style-name="ce1"/>
        <table:table-row table:style-name="ro1">
          <table:table-cell table:style-name="ce1" office:value-type="string" calcext:value-type="string">
            <text:p>Pipe</text:p>
          </table:table-cell>
          <table:table-cell table:style-name="ce1"/>
          <table:table-cell table:number-columns-repeated="9"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3" calcext:value-type="float">
            <text:p>073</text:p>
          </table:table-cell>
          <table:table-cell office:value-type="string" calcext:value-type="string">
            <text:p>Piccolo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co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Piccolo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Piccolo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Nay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Nay Tremol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Nay Tremol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D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4" calcext:value-type="float">
            <text:p>074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Flute 2: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2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2" calcext:value-type="float">
            <text:p>002</text:p>
          </table:table-cell>
          <table:table-cell/>
          <table:table-cell office:value-type="string" calcext:value-type="string">
            <text:p>Flute Exp.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Flute Exp.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3" calcext:value-type="float">
            <text:p>003</text:p>
          </table:table-cell>
          <table:table-cell/>
          <table:table-cell office:value-type="string" calcext:value-type="string">
            <text:p>Flt Travelso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t Travels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Flute + Vln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Flute + Vl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9" calcext:value-type="float">
            <text:p>009</text:p>
          </table:table-cell>
          <table:table-cell/>
          <table:table-cell office:value-type="string" calcext:value-type="string">
            <text:p>Pipe &amp; R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/>
          <table:table-cell office:value-type="string" calcext:value-type="string">
            <text:p>Tron Flut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Tron F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/>
          <table:table-cell office:value-type="string" calcext:value-type="string">
            <text:p>Indian Fl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5" calcext:value-type="float">
            <text:p>075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Recorder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Reco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6" calcext:value-type="float">
            <text:p>076</text:p>
          </table:table-cell>
          <table:table-cell office:value-type="string" calcext:value-type="string">
            <text:p>Pan Flute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Pan Flu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n Flu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008</text:p>
          </table:table-cell>
          <table:table-cell/>
          <table:table-cell office:value-type="string" calcext:value-type="string">
            <text:p>Kawal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Kawa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16" calcext:value-type="float">
            <text:p>016</text:p>
          </table:table-cell>
          <table:table-cell/>
          <table:table-cell office:value-type="string" calcext:value-type="string">
            <text:p>Zampona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Zampon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17" calcext:value-type="float">
            <text:p>017</text:p>
          </table:table-cell>
          <table:table-cell/>
          <table:table-cell office:value-type="string" calcext:value-type="string">
            <text:p>Zampona Atk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Zampona At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24" calcext:value-type="float">
            <text:p>024</text:p>
          </table:table-cell>
          <table:table-cell/>
          <table:table-cell office:value-type="string" calcext:value-type="string">
            <text:p>Tin 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25" calcext:value-type="float">
            <text:p>025</text:p>
          </table:table-cell>
          <table:table-cell/>
          <table:table-cell office:value-type="string" calcext:value-type="string">
            <text:p>TinWhtsle N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26" calcext:value-type="float">
            <text:p>026</text:p>
          </table:table-cell>
          <table:table-cell/>
          <table:table-cell office:value-type="string" calcext:value-type="string">
            <text:p>TinWhtsle 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----</text:p>
          </table:table-cell>
          <table:table-cell table:number-columns-repeated="2"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7" calcext:value-type="float">
            <text:p>077</text:p>
          </table:table-cell>
          <table:table-cell office:value-type="string" calcext:value-type="string">
            <text:p>Bottle Blow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tle Blow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8" calcext:value-type="float">
            <text:p>078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Shakuhachi</text:p>
          </table:table-cell>
          <table:table-cell office:value-type="string" calcext:value-type="string">
            <text:p>2 [55]</text:p>
          </table:table-cell>
          <table:table-cell office:value-type="string" calcext:value-type="string">
            <text:p>Shakuhachi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Shakuhachi: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Shakuhachi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79" calcext:value-type="float">
            <text:p>079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Whistle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Whist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/>
          <table:table-cell office:value-type="string" calcext:value-type="string">
            <text:p>Whistle 2</text:p>
          </table:table-cell>
          <table:table-cell office:value-type="string" calcext:value-type="string">
            <text:p>2 [Pro]</text:p>
          </table:table-cell>
          <table:table-cell office:value-type="string" calcext:value-type="string">
            <text:p>Whistl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----</text:p>
          </table:table-cell>
          <table:table-cell/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float" office:value="0" calcext:value-type="float">
            <text:p>000</text:p>
          </table:table-cell>
          <table:table-cell office:value-type="float" office:value="80" calcext:value-type="float">
            <text:p>080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Pro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88]</text:p>
          </table:table-cell>
          <table:table-cell office:value-type="string" calcext:value-type="string">
            <text:p>Ocarina</text:p>
          </table:table-cell>
          <table:table-cell office:value-type="string" calcext:value-type="string">
            <text:p>1 [55]</text:p>
          </table:table-cell>
          <table:table-cell office:value-type="string" calcext:value-type="string">
            <text:p>Ocarin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.00.0000</text:date>, <text:time style:data-style-name="N2" text:time-value="16:34:14.60936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initial-creator>Johannes Unger</meta:initial-creator>
    <meta:creation-date>2019-08-27T10:28:42Z</meta:creation-date>
    <dc:date>2020-05-08T17:21:29.394743480</dc:date>
    <meta:editing-cycles>28</meta:editing-cycles>
    <meta:editing-duration>PT1H20M24S</meta:editing-duration>
    <meta:document-statistic meta:table-count="16" meta:cell-count="10144" meta:object-count="0"/>
  </office:meta>
</office:document-meta>
</file>